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5.892cm" svg:height="19.422cm" svg:x="0.989cm" svg:y="372.276cm">
            <draw:object draw:notify-on-update-of-ranges="Sheet1.B1:Sheet1.B1 Sheet1.B2:Sheet1.B8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otal number of cycles</text:p>
          </table:table-cell>
          <table:table-cell office:value-type="string">
            <text:p>average queue length for last 25 cycle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85">
            <text:p>208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135">
            <text:p>213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185">
            <text:p>21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235">
            <text:p>223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285">
            <text:p>22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335">
            <text:p>23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60">
            <text:p>236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385">
            <text:p>23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35">
            <text:p>24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60">
            <text:p>24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85">
            <text:p>24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10">
            <text:p>25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610">
            <text:p>26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635">
            <text:p>263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685">
            <text:p>268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710">
            <text:p>27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735">
            <text:p>27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785">
            <text:p>278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810">
            <text:p>281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835">
            <text:p>28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85">
            <text:p>288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910">
            <text:p>291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960">
            <text:p>296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985">
            <text:p>29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10">
            <text:p>30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35">
            <text:p>30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10">
            <text:p>31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35">
            <text:p>31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60">
            <text:p>31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85">
            <text:p>31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35">
            <text:p>32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285">
            <text:p>32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85">
            <text:p>33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35">
            <text:p>34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60">
            <text:p>34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85">
            <text:p>348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535">
            <text:p>35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560">
            <text:p>35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585">
            <text:p>35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635">
            <text:p>363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685">
            <text:p>368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710">
            <text:p>37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735">
            <text:p>37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60">
            <text:p>37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85">
            <text:p>37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10">
            <text:p>38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35">
            <text:p>38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60">
            <text:p>386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885">
            <text:p>388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910">
            <text:p>39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35">
            <text:p>39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985">
            <text:p>398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010">
            <text:p>40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035">
            <text:p>40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060">
            <text:p>40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085">
            <text:p>40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10">
            <text:p>41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35">
            <text:p>41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60">
            <text:p>416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185">
            <text:p>41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210">
            <text:p>42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35">
            <text:p>423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260">
            <text:p>42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85">
            <text:p>42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10">
            <text:p>43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35">
            <text:p>43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360">
            <text:p>43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385">
            <text:p>43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10">
            <text:p>44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35">
            <text:p>443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460">
            <text:p>446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485">
            <text:p>44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510">
            <text:p>451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535">
            <text:p>453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560">
            <text:p>45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585">
            <text:p>45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10">
            <text:p>46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35">
            <text:p>46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660">
            <text:p>46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85">
            <text:p>46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10">
            <text:p>47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35">
            <text:p>47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760">
            <text:p>47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85">
            <text:p>47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810">
            <text:p>48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835">
            <text:p>48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60">
            <text:p>48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85">
            <text:p>48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10">
            <text:p>49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935">
            <text:p>49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60">
            <text:p>49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85">
            <text:p>49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10">
            <text:p>50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35">
            <text:p>50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060">
            <text:p>506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085">
            <text:p>50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135">
            <text:p>51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60">
            <text:p>516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185">
            <text:p>518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10">
            <text:p>52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235">
            <text:p>52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60">
            <text:p>52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285">
            <text:p>52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10">
            <text:p>53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35">
            <text:p>53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60">
            <text:p>53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85">
            <text:p>538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410">
            <text:p>54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435">
            <text:p>54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60">
            <text:p>54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85">
            <text:p>54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10">
            <text:p>55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35">
            <text:p>553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560">
            <text:p>55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585">
            <text:p>55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610">
            <text:p>561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635">
            <text:p>56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660">
            <text:p>566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685">
            <text:p>56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710">
            <text:p>57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735">
            <text:p>57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760">
            <text:p>576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5785">
            <text:p>57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810">
            <text:p>58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835">
            <text:p>58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860">
            <text:p>586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885">
            <text:p>588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910">
            <text:p>59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935">
            <text:p>59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60">
            <text:p>59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985">
            <text:p>59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010">
            <text:p>60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35">
            <text:p>60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060">
            <text:p>60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085">
            <text:p>608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110">
            <text:p>61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135">
            <text:p>61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60">
            <text:p>616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185">
            <text:p>618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210">
            <text:p>62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235">
            <text:p>623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260">
            <text:p>62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85">
            <text:p>62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310">
            <text:p>63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335">
            <text:p>63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360">
            <text:p>63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385">
            <text:p>63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410">
            <text:p>64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35">
            <text:p>64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460">
            <text:p>646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485">
            <text:p>64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510">
            <text:p>65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535">
            <text:p>65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60">
            <text:p>65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85">
            <text:p>65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610">
            <text:p>66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635">
            <text:p>66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685">
            <text:p>66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710">
            <text:p>67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735">
            <text:p>673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785">
            <text:p>678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6810">
            <text:p>681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835">
            <text:p>683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860">
            <text:p>686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885">
            <text:p>688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910">
            <text:p>69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935">
            <text:p>693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960">
            <text:p>69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985">
            <text:p>69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010">
            <text:p>70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035">
            <text:p>70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060">
            <text:p>70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085">
            <text:p>70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10">
            <text:p>71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35">
            <text:p>71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60">
            <text:p>71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185">
            <text:p>71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210">
            <text:p>72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35">
            <text:p>72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260">
            <text:p>726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85">
            <text:p>728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310">
            <text:p>73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35">
            <text:p>73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60">
            <text:p>73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85">
            <text:p>73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410">
            <text:p>74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435">
            <text:p>74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460">
            <text:p>746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485">
            <text:p>748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510">
            <text:p>75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535">
            <text:p>75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560">
            <text:p>75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585">
            <text:p>758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610">
            <text:p>76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635">
            <text:p>76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660">
            <text:p>766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685">
            <text:p>76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710">
            <text:p>77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735">
            <text:p>77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760">
            <text:p>77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785">
            <text:p>77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810">
            <text:p>78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835">
            <text:p>78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85">
            <text:p>78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910">
            <text:p>79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935">
            <text:p>79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60">
            <text:p>79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85">
            <text:p>79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010">
            <text:p>80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35">
            <text:p>80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060">
            <text:p>80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085">
            <text:p>80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10">
            <text:p>81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135">
            <text:p>81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60">
            <text:p>81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185">
            <text:p>81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10">
            <text:p>82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35">
            <text:p>823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260">
            <text:p>82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285">
            <text:p>82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310">
            <text:p>83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335">
            <text:p>83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60">
            <text:p>83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85">
            <text:p>83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410">
            <text:p>84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435">
            <text:p>84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460">
            <text:p>84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485">
            <text:p>84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510">
            <text:p>85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35">
            <text:p>85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560">
            <text:p>85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585">
            <text:p>85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610">
            <text:p>86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635">
            <text:p>86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660">
            <text:p>86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85">
            <text:p>86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710">
            <text:p>87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735">
            <text:p>87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760">
            <text:p>87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785">
            <text:p>87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810">
            <text:p>88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835">
            <text:p>88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860">
            <text:p>88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885">
            <text:p>888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910">
            <text:p>89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935">
            <text:p>89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60">
            <text:p>89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985">
            <text:p>89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010">
            <text:p>90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035">
            <text:p>903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060">
            <text:p>906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085">
            <text:p>90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110">
            <text:p>91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135">
            <text:p>91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160">
            <text:p>91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85">
            <text:p>91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10">
            <text:p>92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35">
            <text:p>92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60">
            <text:p>92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85">
            <text:p>92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310">
            <text:p>93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35">
            <text:p>93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360">
            <text:p>93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385">
            <text:p>938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410">
            <text:p>94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435">
            <text:p>94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60">
            <text:p>94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485">
            <text:p>94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510">
            <text:p>95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535">
            <text:p>95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60">
            <text:p>95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585">
            <text:p>95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10">
            <text:p>96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635">
            <text:p>96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60">
            <text:p>96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85">
            <text:p>96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10">
            <text:p>97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35">
            <text:p>97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60">
            <text:p>97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85">
            <text:p>97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810">
            <text:p>98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35">
            <text:p>98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860">
            <text:p>98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885">
            <text:p>98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10">
            <text:p>99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935">
            <text:p>99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60">
            <text:p>99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85">
            <text:p>99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10">
            <text:p>100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35">
            <text:p>1003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60">
            <text:p>1006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085">
            <text:p>100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110">
            <text:p>101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35">
            <text:p>101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160">
            <text:p>101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185">
            <text:p>101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210">
            <text:p>102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235">
            <text:p>102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260">
            <text:p>1026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285">
            <text:p>102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310">
            <text:p>103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335">
            <text:p>103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360">
            <text:p>1036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385">
            <text:p>103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410">
            <text:p>104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435">
            <text:p>104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460">
            <text:p>104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85">
            <text:p>104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10">
            <text:p>105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35">
            <text:p>105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560">
            <text:p>105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585">
            <text:p>105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610">
            <text:p>106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635">
            <text:p>106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660">
            <text:p>106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685">
            <text:p>106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710">
            <text:p>107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735">
            <text:p>107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760">
            <text:p>107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785">
            <text:p>107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810">
            <text:p>108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835">
            <text:p>108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860">
            <text:p>108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885">
            <text:p>108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910">
            <text:p>109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935">
            <text:p>109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960">
            <text:p>109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985">
            <text:p>109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010">
            <text:p>110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035">
            <text:p>110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60">
            <text:p>110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085">
            <text:p>110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110">
            <text:p>111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35">
            <text:p>111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160">
            <text:p>111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185">
            <text:p>111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210">
            <text:p>112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235">
            <text:p>112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260">
            <text:p>112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285">
            <text:p>112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310">
            <text:p>113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335">
            <text:p>113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360">
            <text:p>113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385">
            <text:p>113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410">
            <text:p>114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435">
            <text:p>114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460">
            <text:p>114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485">
            <text:p>114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510">
            <text:p>115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535">
            <text:p>115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560">
            <text:p>115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585">
            <text:p>115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610">
            <text:p>116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635">
            <text:p>116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660">
            <text:p>116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685">
            <text:p>116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710">
            <text:p>117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735">
            <text:p>117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760">
            <text:p>1176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785">
            <text:p>1178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810">
            <text:p>118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835">
            <text:p>118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860">
            <text:p>118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885">
            <text:p>118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10">
            <text:p>119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35">
            <text:p>119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960">
            <text:p>119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85">
            <text:p>119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010">
            <text:p>120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035">
            <text:p>120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085">
            <text:p>120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110">
            <text:p>121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135">
            <text:p>121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160">
            <text:p>121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185">
            <text:p>121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210">
            <text:p>122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235">
            <text:p>122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260">
            <text:p>122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285">
            <text:p>122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310">
            <text:p>123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335">
            <text:p>123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360">
            <text:p>123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385">
            <text:p>123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410">
            <text:p>124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435">
            <text:p>124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460">
            <text:p>124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485">
            <text:p>1248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510">
            <text:p>125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2535">
            <text:p>1253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2560">
            <text:p>1256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585">
            <text:p>125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610">
            <text:p>126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635">
            <text:p>126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660">
            <text:p>126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685">
            <text:p>126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710">
            <text:p>127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735">
            <text:p>127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760">
            <text:p>127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785">
            <text:p>127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810">
            <text:p>128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835">
            <text:p>128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860">
            <text:p>128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885">
            <text:p>1288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910">
            <text:p>129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935">
            <text:p>129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960">
            <text:p>129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985">
            <text:p>129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010">
            <text:p>130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035">
            <text:p>130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060">
            <text:p>130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085">
            <text:p>130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110">
            <text:p>131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135">
            <text:p>131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160">
            <text:p>131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185">
            <text:p>131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210">
            <text:p>132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3235">
            <text:p>132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260">
            <text:p>1326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3285">
            <text:p>1328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310">
            <text:p>133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335">
            <text:p>133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360">
            <text:p>133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385">
            <text:p>133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410">
            <text:p>134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435">
            <text:p>134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460">
            <text:p>134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485">
            <text:p>134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510">
            <text:p>135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535">
            <text:p>135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560">
            <text:p>135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585">
            <text:p>1358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610">
            <text:p>136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635">
            <text:p>136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660">
            <text:p>136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685">
            <text:p>136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710">
            <text:p>137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735">
            <text:p>137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760">
            <text:p>137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785">
            <text:p>137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810">
            <text:p>138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835">
            <text:p>138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860">
            <text:p>138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85">
            <text:p>138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910">
            <text:p>139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935">
            <text:p>139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960">
            <text:p>139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985">
            <text:p>139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010">
            <text:p>140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035">
            <text:p>140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060">
            <text:p>140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10">
            <text:p>141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135">
            <text:p>141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160">
            <text:p>141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185">
            <text:p>141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210">
            <text:p>142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235">
            <text:p>142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260">
            <text:p>142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285">
            <text:p>142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310">
            <text:p>143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335">
            <text:p>143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360">
            <text:p>143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385">
            <text:p>143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410">
            <text:p>144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435">
            <text:p>144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460">
            <text:p>144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485">
            <text:p>144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510">
            <text:p>145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535">
            <text:p>145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560">
            <text:p>145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585">
            <text:p>145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610">
            <text:p>146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635">
            <text:p>146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660">
            <text:p>146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685">
            <text:p>146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710">
            <text:p>147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735">
            <text:p>147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760">
            <text:p>147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785">
            <text:p>147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810">
            <text:p>148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835">
            <text:p>148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860">
            <text:p>1486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885">
            <text:p>148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910">
            <text:p>149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935">
            <text:p>149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960">
            <text:p>149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985">
            <text:p>149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010">
            <text:p>150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035">
            <text:p>150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060">
            <text:p>150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085">
            <text:p>150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110">
            <text:p>151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135">
            <text:p>151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160">
            <text:p>151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185">
            <text:p>151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210">
            <text:p>152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235">
            <text:p>152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260">
            <text:p>152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285">
            <text:p>152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310">
            <text:p>153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335">
            <text:p>153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385">
            <text:p>1538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410">
            <text:p>154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435">
            <text:p>154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460">
            <text:p>1546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485">
            <text:p>154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510">
            <text:p>155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535">
            <text:p>1553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560">
            <text:p>155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585">
            <text:p>155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610">
            <text:p>156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635">
            <text:p>156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660">
            <text:p>156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685">
            <text:p>1568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710">
            <text:p>157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735">
            <text:p>157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760">
            <text:p>157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785">
            <text:p>157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810">
            <text:p>158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835">
            <text:p>158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860">
            <text:p>158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885">
            <text:p>158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910">
            <text:p>159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935">
            <text:p>159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960">
            <text:p>159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985">
            <text:p>159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010">
            <text:p>160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035">
            <text:p>1603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060">
            <text:p>160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085">
            <text:p>160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110">
            <text:p>161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135">
            <text:p>161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160">
            <text:p>161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185">
            <text:p>161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210">
            <text:p>162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235">
            <text:p>162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260">
            <text:p>162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285">
            <text:p>162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310">
            <text:p>163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335">
            <text:p>163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360">
            <text:p>163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385">
            <text:p>163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410">
            <text:p>164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435">
            <text:p>164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460">
            <text:p>164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485">
            <text:p>1648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510">
            <text:p>165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535">
            <text:p>165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560">
            <text:p>1656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585">
            <text:p>1658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610">
            <text:p>166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635">
            <text:p>166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660">
            <text:p>166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685">
            <text:p>1668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710">
            <text:p>167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735">
            <text:p>1673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760">
            <text:p>1676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785">
            <text:p>167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810">
            <text:p>168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835">
            <text:p>168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860">
            <text:p>168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885">
            <text:p>168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910">
            <text:p>169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935">
            <text:p>1693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960">
            <text:p>1696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985">
            <text:p>169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10">
            <text:p>170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035">
            <text:p>170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060">
            <text:p>170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7085">
            <text:p>1708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110">
            <text:p>171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135">
            <text:p>171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7160">
            <text:p>171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185">
            <text:p>171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210">
            <text:p>172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235">
            <text:p>172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260">
            <text:p>172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285">
            <text:p>172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310">
            <text:p>173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335">
            <text:p>173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7360">
            <text:p>1736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7385">
            <text:p>1738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410">
            <text:p>174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435">
            <text:p>1743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7460">
            <text:p>1746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7485">
            <text:p>1748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510">
            <text:p>175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535">
            <text:p>175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560">
            <text:p>175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585">
            <text:p>175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610">
            <text:p>176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635">
            <text:p>176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660">
            <text:p>176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685">
            <text:p>176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710">
            <text:p>177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735">
            <text:p>177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760">
            <text:p>177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785">
            <text:p>177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810">
            <text:p>178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835">
            <text:p>178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860">
            <text:p>178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885">
            <text:p>178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910">
            <text:p>179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935">
            <text:p>179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960">
            <text:p>179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985">
            <text:p>179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8010">
            <text:p>180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035">
            <text:p>180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060">
            <text:p>180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085">
            <text:p>180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110">
            <text:p>181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135">
            <text:p>181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160">
            <text:p>181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185">
            <text:p>181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210">
            <text:p>182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235">
            <text:p>182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8260">
            <text:p>1826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285">
            <text:p>182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310">
            <text:p>183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335">
            <text:p>183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360">
            <text:p>183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385">
            <text:p>183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410">
            <text:p>184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435">
            <text:p>184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460">
            <text:p>184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485">
            <text:p>184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510">
            <text:p>185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535">
            <text:p>185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560">
            <text:p>185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585">
            <text:p>185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610">
            <text:p>186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635">
            <text:p>186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660">
            <text:p>1866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685">
            <text:p>186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710">
            <text:p>187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735">
            <text:p>187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8760">
            <text:p>187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785">
            <text:p>187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810">
            <text:p>188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835">
            <text:p>188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860">
            <text:p>188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885">
            <text:p>188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910">
            <text:p>189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935">
            <text:p>189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960">
            <text:p>189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985">
            <text:p>189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010">
            <text:p>190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035">
            <text:p>190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060">
            <text:p>190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085">
            <text:p>190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110">
            <text:p>191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135">
            <text:p>191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160">
            <text:p>191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185">
            <text:p>191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210">
            <text:p>19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35">
            <text:p>192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260">
            <text:p>192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285">
            <text:p>192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310">
            <text:p>193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335">
            <text:p>193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360">
            <text:p>193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385">
            <text:p>193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410">
            <text:p>194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435">
            <text:p>194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460">
            <text:p>194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485">
            <text:p>194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510">
            <text:p>195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535">
            <text:p>195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560">
            <text:p>195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585">
            <text:p>195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610">
            <text:p>196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635">
            <text:p>196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660">
            <text:p>196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710">
            <text:p>197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735">
            <text:p>197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760">
            <text:p>197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785">
            <text:p>197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810">
            <text:p>198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835">
            <text:p>198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860">
            <text:p>198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885">
            <text:p>198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910">
            <text:p>199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935">
            <text:p>199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960">
            <text:p>199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985">
            <text:p>199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010">
            <text:p>200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035">
            <text:p>200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60">
            <text:p>200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5">
            <text:p>200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10">
            <text:p>201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35">
            <text:p>201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60">
            <text:p>201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85">
            <text:p>201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210">
            <text:p>202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235">
            <text:p>202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260">
            <text:p>202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285">
            <text:p>2028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310">
            <text:p>2031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335">
            <text:p>2033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360">
            <text:p>2036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385">
            <text:p>2038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410">
            <text:p>204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435">
            <text:p>204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460">
            <text:p>204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485">
            <text:p>204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510">
            <text:p>205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535">
            <text:p>205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560">
            <text:p>205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585">
            <text:p>205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610">
            <text:p>206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635">
            <text:p>206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660">
            <text:p>206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685">
            <text:p>206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710">
            <text:p>207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735">
            <text:p>207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760">
            <text:p>207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785">
            <text:p>207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810">
            <text:p>208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835">
            <text:p>208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860">
            <text:p>2086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885">
            <text:p>208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910">
            <text:p>209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935">
            <text:p>2093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960">
            <text:p>209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985">
            <text:p>209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010">
            <text:p>210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035">
            <text:p>210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060">
            <text:p>210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085">
            <text:p>210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110">
            <text:p>211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135">
            <text:p>211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160">
            <text:p>21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85">
            <text:p>211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210">
            <text:p>212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235">
            <text:p>212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260">
            <text:p>212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285">
            <text:p>212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310">
            <text:p>213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335">
            <text:p>213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360">
            <text:p>2136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1385">
            <text:p>213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410">
            <text:p>214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435">
            <text:p>214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460">
            <text:p>214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485">
            <text:p>214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510">
            <text:p>215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535">
            <text:p>215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560">
            <text:p>215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585">
            <text:p>215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610">
            <text:p>216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635">
            <text:p>216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660">
            <text:p>216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685">
            <text:p>216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710">
            <text:p>217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735">
            <text:p>217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760">
            <text:p>2176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1785">
            <text:p>217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810">
            <text:p>218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835">
            <text:p>218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860">
            <text:p>218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885">
            <text:p>2188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910">
            <text:p>219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935">
            <text:p>219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960">
            <text:p>219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985">
            <text:p>219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010">
            <text:p>220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035">
            <text:p>220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060">
            <text:p>220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085">
            <text:p>220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110">
            <text:p>221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2135">
            <text:p>221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2160">
            <text:p>2216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2185">
            <text:p>221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210">
            <text:p>222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235">
            <text:p>22235</text:p>
          </table:table-cell>
          <table:table-cell office:value-type="float" office:value="10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1T23:35:06</dc:date>
    <meta:document-statistic meta:table-count="1" meta:cell-count="1776"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893cm" svg:height="19.423cm" xlink:href=".." xlink:type="simple" chart:class="chart:bar" chart:style-name="ch1">
        <chart:legend chart:legend-position="end" svg:x="39.105cm" svg:y="9.412cm" style:legend-expansion="high" chart:style-name="ch2"/>
        <chart:plot-area chart:style-name="ch3" table:cell-range-address="Sheet1.B1:Sheet1.B888" chart:data-source-has-labels="row" svg:x="1.367cm" svg:y="1.687cm" svg:width="35.904cm" svg:height="16.928cm">
          <chartooo:coordinate-region svg:x="1.988cm" svg:y="1.886cm" svg:width="35.28cm" svg:height="15.6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88" chart:label-cell-address="Sheet1.B1:Sheet1.B1" chart:class="chart:bar">
            <chart:data-point chart:repeated="8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eue length for last 25 cycl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Sheet1.B2:Sheet1.B8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